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416048F683BD8A24.png" manifest:media-type="image/png"/>
  <manifest:file-entry manifest:full-path="Pictures/10000201000002530000034986732FA2987C6BFD.png" manifest:media-type="image/png"/>
  <manifest:file-entry manifest:full-path="Pictures/10037648000052220000741E78DB60649D4E30D9.svg" manifest:media-type="image/svg+xml"/>
  <manifest:file-entry manifest:full-path="Pictures/1003BF00000052220000741EAEE5B1E778FDB65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1"><draw:image xlink:href="Pictures/1003BF00000052220000741EAEE5B1E778FDB652.svg" xlink:type="simple" xlink:show="embed" xlink:actuate="onLoad"/><draw:image xlink:href="Pictures/100002010000025300000349416048F683BD8A24.png" xlink:type="simple" xlink:show="embed" xlink:actuate="onLoad"/></draw:frame></text:p>
      <text:p text:style-name="Standard"><draw:frame draw:style-name="fr1" draw:name="Image2" text:anchor-type="paragraph" svg:width="21.001cm" svg:height="29.692cm" draw:z-index="0"><draw:image xlink:href="Pictures/10037648000052220000741E78DB60649D4E30D9.svg" xlink:type="simple" xlink:show="embed" xlink:actuate="onLoad"/><draw:image xlink:href="Pictures/10000201000002530000034986732FA2987C6BF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48:06.776226104</meta:creation-date>
    <dc:date>2017-10-31T23:19:50.058755786</dc:date>
    <meta:editing-duration>PT2M42S</meta:editing-duration>
    <meta:editing-cycles>3</meta:editing-cycles>
    <meta:generator>LibreOffice/5.3.1.2$Linux_X86_64 LibreOffice_project/3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